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8000001C83DBF182484D54E06.png" manifest:media-type="image/png"/>
  <manifest:file-entry manifest:full-path="Pictures/10000201000001C8000001C8C6FDFBECDF853E97.png" manifest:media-type="image/png"/>
  <manifest:file-entry manifest:full-path="Pictures/10000201000001C8000001C8E00F6A197C3F4145.png" manifest:media-type="image/png"/>
  <manifest:file-entry manifest:full-path="Pictures/10000201000001C8000001C88381B64479CE1E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Default">
        <draw:frame draw:name="h-part-before-4" draw:style-name="gr1" draw:text-style-name="P1" draw:layer="layout" svg:width="8.89cm" svg:height="8.89cm" svg:x="1cm" svg:y="1cm">
          <draw:image xlink:href="Pictures/10000201000001C8000001C88381B64479CE1E54.png" xlink:type="simple" xlink:show="embed" xlink:actuate="onLoad">
            <text:p/>
          </draw:image>
        </draw:frame>
        <draw:frame draw:name="h-part-before-3" draw:style-name="gr1" draw:text-style-name="P1" draw:layer="layout" svg:width="8.89cm" svg:height="8.89cm" svg:x="1cm" svg:y="10.017cm">
          <draw:image xlink:href="Pictures/10000201000001C8000001C8E00F6A197C3F4145.png" xlink:type="simple" xlink:show="embed" xlink:actuate="onLoad">
            <text:p/>
          </draw:image>
        </draw:frame>
        <draw:frame draw:name="h-part-before-2" draw:style-name="gr1" draw:text-style-name="P1" draw:layer="layout" svg:width="8.89cm" svg:height="8.89cm" svg:x="10.017cm" svg:y="1cm">
          <draw:image xlink:href="Pictures/10000201000001C8000001C8C6FDFBECDF853E97.png" xlink:type="simple" xlink:show="embed" xlink:actuate="onLoad">
            <text:p/>
          </draw:image>
        </draw:frame>
        <draw:frame draw:name="h-part-before-1" draw:style-name="gr1" draw:text-style-name="P1" draw:layer="layout" svg:width="8.89cm" svg:height="8.89cm" svg:x="10.017cm" svg:y="10.017cm">
          <draw:image xlink:href="Pictures/10000201000001C8000001C83DBF182484D54E0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4T20:53:49.434102801</meta:creation-date>
    <dc:date>2016-10-14T21:32:46.197085584</dc:date>
    <dc:creator>and </dc:creator>
    <meta:editing-duration>PT2M21S</meta:editing-duration>
    <meta:editing-cycles>1</meta:editing-cycles>
    <meta:document-statistic meta:object-count="4"/>
    <meta:generator>LibreOffice/5.0.6.2$Linux_X86_64 LibreOffice_project/00m0$Build-2</meta:generator>
  </office:meta>
</office:document-meta>
</file>